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98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22" table:table="0">
          <office:change-info>
            <dc:creator>Bob Jacobsen</dc:creator>
            <dc:date>2010-08-11T04:00:05</dc:date>
          </office:change-info>
          <table:dependencies>
            <table:dependence table:id="ct111"/>
            <table:dependence table:id="ct107"/>
            <table:dependence table:id="ct88"/>
            <table:dependence table:id="ct78"/>
            <table:dependence table:id="ct67"/>
            <table:dependence table:id="ct66"/>
            <table:dependence table:id="ct65"/>
            <table:dependence table:id="ct64"/>
          </table:dependencies>
        </table:insertion>
        <table:insertion table:id="ct3" table:acceptance-state="accepted" table:type="row" table:position="21" table:table="0">
          <office:change-info>
            <dc:creator>Bob Jacobsen</dc:creator>
            <dc:date>2010-08-11T04:00:07</dc:date>
          </office:change-info>
          <table:dependencies>
            <table:dependence table:id="ct77"/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20" table:table="0">
          <office:change-info>
            <dc:creator>Bob Jacobsen</dc:creator>
            <dc:date>2010-08-11T04:00:08</dc:date>
          </office:change-info>
          <table:dependencies>
            <table:dependence table:id="ct63"/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16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16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16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16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16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16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42" table:start-table="0" table:end-column="1024" table:end-row="41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119"/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16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40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44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16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38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38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46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16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44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46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16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44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38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46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2"/>
            <table:dependence table:id="ct168"/>
            <table:dependence table:id="ct163"/>
            <table:dependence table:id="ct147"/>
            <table:dependence table:id="ct146"/>
            <table:dependence table:id="ct145"/>
            <table:dependence table:id="ct144"/>
            <table:dependence table:id="ct135"/>
            <table:dependence table:id="ct134"/>
            <table:dependence table:id="ct133"/>
            <table:dependence table:id="ct113"/>
            <table:dependence table:id="ct104"/>
            <table:dependence table:id="ct99"/>
            <table:dependence table:id="ct91"/>
            <table:dependence table:id="ct83"/>
            <table:dependence table:id="ct72"/>
            <table:dependence table:id="ct65"/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16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38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38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46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7" table:count="3" table:table="0">
          <office:change-info>
            <dc:creator>Bob Jacobsen</dc:creator>
            <dc:date>2012-09-18T05:25:36</dc:date>
          </office:change-info>
          <table:dependencies>
            <table:dependence table:id="ct102"/>
            <table:dependence table:id="ct87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9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9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20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20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21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21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20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21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20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21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20" table:table="0"/>
          <office:change-info>
            <dc:creator>Bob Jacobsen</dc:creator>
            <dc:date>2012-09-28T05:23:57</dc:date>
          </office:change-info>
          <table:previous table:id="ct61">
            <table:change-track-table-cell office:value-type="string">
              <text:p>This node is a Roster Node</text:p>
            </table:change-track-table-cell>
          </table:previous>
        </table:cell-content-change>
        <table:cell-content-change table:id="ct64">
          <table:cell-address table:column="0" table:row="22" table:table="0"/>
          <office:change-info>
            <dc:creator>Bob Jacobsen</dc:creator>
            <dc:date>2012-09-28T05:23:59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22" table:table="0"/>
          <office:change-info>
            <dc:creator>Bob Jacobsen</dc:creator>
            <dc:date>2012-09-28T05:24:01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22" table:table="0"/>
          <office:change-info>
            <dc:creator>Bob Jacobsen</dc:creator>
            <dc:date>2012-09-28T05:24:06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22" table:table="0"/>
          <office:change-info>
            <dc:creator>Bob Jacobsen</dc:creator>
            <dc:date>2012-09-28T05:24:34</dc:date>
          </office:change-info>
          <table:previous>
            <table:change-track-table-cell/>
          </table:previous>
        </table:cell-content-change>
        <table:insertion table:id="ct68" table:type="row" table:position="29" table:table="0">
          <office:change-info>
            <dc:creator>Bob Jacobsen</dc:creator>
            <dc:date>2012-09-28T05:24:38</dc:date>
          </office:change-info>
        </table:insertion>
        <table:insertion table:id="ct69" table:type="row" table:position="24" table:table="0">
          <office:change-info>
            <dc:creator>Bob Jacobsen</dc:creator>
            <dc:date>2012-09-28T05:24:39</dc:date>
          </office:change-info>
        </table:insertion>
        <table:insertion table:id="ct70" table:type="row" table:position="23" table:table="0">
          <office:change-info>
            <dc:creator>Bob Jacobsen</dc:creator>
            <dc:date>2012-09-28T05:24:41</dc:date>
          </office:change-info>
          <table:dependencies>
            <table:dependence table:id="ct108"/>
            <table:dependence table:id="ct89"/>
            <table:dependence table:id="ct79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</table:dependencies>
        </table:insertion>
        <table:cell-content-change table:id="ct71">
          <table:cell-address table:column="0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23" table:table="0"/>
          <office:change-info>
            <dc:creator>Bob Jacobsen</dc:creator>
            <dc:date>2012-09-28T05:24:52</dc:date>
          </office:change-info>
          <table:previous table:id="ct73">
            <table:change-track-table-cell office:value-type="string">
              <text:p>0x0304</text:p>
            </table:change-track-table-cell>
          </table:previous>
        </table:cell-content-change>
        <table:cell-content-change table:id="ct76">
          <table:cell-address table:column="3" table:row="23" table:table="0"/>
          <office:change-info>
            <dc:creator>Bob Jacobsen</dc:creator>
            <dc:date>2012-09-28T05:25:06</dc:date>
          </office:change-info>
          <table:previous table:id="ct74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7">
          <table:cell-address table:column="3" table:row="21" table:table="0"/>
          <office:change-info>
            <dc:creator>Bob Jacobsen</dc:creator>
            <dc:date>2012-09-30T21:13:38</dc:date>
          </office:change-info>
          <table:previous table:id="ct62">
            <table:change-track-table-cell office:value-type="string">
              <text:p>This node is a Train Proxy</text:p>
            </table:change-track-table-cell>
          </table:previous>
        </table:cell-content-change>
        <table:cell-content-change table:id="ct78">
          <table:cell-address table:column="3" table:row="22" table:table="0"/>
          <office:change-info>
            <dc:creator>Bob Jacobsen</dc:creator>
            <dc:date>2012-09-30T21:13:55</dc:date>
          </office:change-info>
          <table:previous table:id="ct67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9">
          <table:cell-address table:column="3" table:row="23" table:table="0"/>
          <office:change-info>
            <dc:creator>Bob Jacobsen</dc:creator>
            <dc:date>2012-09-30T21:14:00</dc:date>
          </office:change-info>
          <table:previous table:id="ct76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insertion table:id="ct80" table:type="row" table:position="26" table:table="0">
          <office:change-info>
            <dc:creator>Bob Jacobsen</dc:creator>
            <dc:date>2012-09-30T21:14:09</dc:date>
          </office:change-info>
          <table:dependencies>
            <table:dependence table:id="ct110"/>
            <table:dependence table:id="ct101"/>
            <table:dependence table:id="ct100"/>
            <table:dependence table:id="ct99"/>
            <table:dependence table:id="ct98"/>
          </table:dependencies>
        </table:insertion>
        <table:insertion table:id="ct81" table:type="row" table:position="25" table:table="0">
          <office:change-info>
            <dc:creator>Bob Jacobsen</dc:creator>
            <dc:date>2012-09-30T21:14:11</dc:date>
          </office:change-info>
          <table:dependencies>
            <table:dependence table:id="ct86"/>
            <table:dependence table:id="ct85"/>
            <table:dependence table:id="ct84"/>
            <table:dependence table:id="ct83"/>
            <table:dependence table:id="ct82"/>
          </table:dependencies>
        </table:insertion>
        <table:cell-content-change table:id="ct82">
          <table:cell-address table:column="0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25" table:table="0"/>
          <office:change-info>
            <dc:creator>Bob Jacobsen</dc:creator>
            <dc:date>2012-09-30T21:14:41</dc:date>
          </office:change-info>
          <table:previous table:id="ct84">
            <table:change-track-table-cell office:value-type="string">
              <text:p>0x0301</text:p>
            </table:change-track-table-cell>
          </table:previous>
        </table:cell-content-change>
        <table:cell-content-change table:id="ct87">
          <table:cell-address table:column="3" table:row="19" table:table="0"/>
          <office:change-info>
            <dc:creator>Bob Jacobsen</dc:creator>
            <dc:date>2012-09-30T21:14:42</dc:date>
          </office:change-info>
          <table:previous table:id="ct54">
            <table:change-track-table-cell office:value-type="string">
              <text:p>This node is a DCC Command Station</text:p>
            </table:change-track-table-cell>
          </table:previous>
        </table:cell-content-change>
        <table:cell-content-change table:id="ct88">
          <table:cell-address table:column="3" table:row="22" table:table="0"/>
          <office:change-info>
            <dc:creator>Bob Jacobsen</dc:creator>
            <dc:date>2012-11-06T19:23:46</dc:date>
          </office:change-info>
          <table:previous table:id="ct78">
            <table:change-track-table-cell office:value-type="string">
              <text:p>This node is an idle Train or Train Proxy (not dedicated to any physical train)</text:p>
            </table:change-track-table-cell>
          </table:previous>
        </table:cell-content-change>
        <table:cell-content-change table:id="ct89">
          <table:cell-address table:column="3" table:row="23" table:table="0"/>
          <office:change-info>
            <dc:creator>Bob Jacobsen</dc:creator>
            <dc:date>2012-11-06T19:23:59</dc:date>
          </office:change-info>
          <table:previous table:id="ct79">
            <table:change-track-table-cell office:value-type="string">
              <text:p>This node is an in-use Train or Train Proxy (dedicated to a train)</text:p>
            </table:change-track-table-cell>
          </table:previous>
        </table:cell-content-change>
        <table:cell-content-change table:id="ct90">
          <table:cell-address table:column="0" table:row="40" table:table="0"/>
          <office:change-info>
            <dc:creator>Bob Jacobsen</dc:creator>
            <dc:date>2012-11-06T19:24:58</dc:date>
          </office:change-info>
          <table:previous table:id="ct14">
            <table:change-track-table-cell/>
          </table:previous>
        </table:cell-content-change>
        <table:cell-content-change table:id="ct91">
          <table:cell-address table:column="1" table:row="40" table:table="0"/>
          <office:change-info>
            <dc:creator>Bob Jacobsen</dc:creator>
            <dc:date>2012-11-06T19:25:23</dc:date>
          </office:change-info>
          <table:previous>
            <table:change-track-table-cell/>
          </table:previous>
        </table:cell-content-change>
        <table:cell-content-change table:id="ct92">
          <table:cell-address table:column="2" table:row="40" table:table="0"/>
          <office:change-info>
            <dc:creator>Bob Jacobsen</dc:creator>
            <dc:date>2012-11-06T19:25:28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40" table:table="0"/>
          <office:change-info>
            <dc:creator>Bob Jacobsen</dc:creator>
            <dc:date>2012-11-06T19:26:16</dc:date>
          </office:change-info>
          <table:previous table:id="ct90">
            <table:change-track-table-cell office:value-type="string">
              <text:p>DCC Event ID</text:p>
            </table:change-track-table-cell>
          </table:previous>
        </table:cell-content-change>
        <table:cell-content-change table:id="ct94">
          <table:cell-address table:column="3" table:row="40" table:table="0"/>
          <office:change-info>
            <dc:creator>Bob Jacobsen</dc:creator>
            <dc:date>2012-11-07T06:06:48</dc:date>
          </office:change-info>
          <table:previous>
            <table:change-track-table-cell/>
          </table:previous>
        </table:cell-content-change>
        <table:insertion table:id="ct95" table:type="row" table:position="31" table:table="0">
          <office:change-info>
            <dc:creator>Bob Jacobsen</dc:creator>
            <dc:date>2012-11-19T03:32:41</dc:date>
          </office:change-info>
          <table:dependencies>
            <table:dependence table:id="ct112"/>
            <table:dependence table:id="ct109"/>
            <table:dependence table:id="ct97"/>
          </table:dependencies>
        </table:insertion>
        <table:insertion table:id="ct96" table:type="row" table:position="30" table:table="0">
          <office:change-info>
            <dc:creator>Bob Jacobsen</dc:creator>
            <dc:date>2012-11-19T03:32:43</dc:date>
          </office:change-info>
        </table:insertion>
        <table:cell-content-change table:id="ct97">
          <table:cell-address table:column="0" table:row="31" table:table="0"/>
          <office:change-info>
            <dc:creator>Bob Jacobsen</dc:creator>
            <dc:date>2012-11-19T03:34:26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26" table:table="0"/>
          <office:change-info>
            <dc:creator>Bob Jacobsen</dc:creator>
            <dc:date>2012-11-19T03:34:29</dc:date>
          </office:change-info>
          <table:previous>
            <table:change-track-table-cell/>
          </table:previous>
        </table:cell-content-change>
        <table:cell-content-change table:id="ct99">
          <table:cell-address table:column="1" table:row="26" table:table="0"/>
          <office:change-info>
            <dc:creator>Bob Jacobsen</dc:creator>
            <dc:date>2012-11-19T03:34:35</dc:date>
          </office:change-info>
          <table:previous>
            <table:change-track-table-cell/>
          </table:previous>
        </table:cell-content-change>
        <table:cell-content-change table:id="ct100">
          <table:cell-address table:column="2" table:row="26" table:table="0"/>
          <office:change-info>
            <dc:creator>Bob Jacobsen</dc:creator>
            <dc:date>2012-11-19T03:34:44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26" table:table="0"/>
          <office:change-info>
            <dc:creator>Bob Jacobsen</dc:creator>
            <dc:date>2012-11-19T03:35:24</dc:date>
          </office:change-info>
          <table:previous>
            <table:change-track-table-cell/>
          </table:previous>
        </table:cell-content-change>
        <table:insertion table:id="ct102" table:type="row" table:position="18" table:table="0">
          <office:change-info>
            <dc:creator>Bob Jacobsen</dc:creator>
            <dc:date>2012-11-19T03:35:37</dc:date>
          </office:change-info>
          <table:dependencies>
            <table:dependence table:id="ct106"/>
            <table:dependence table:id="ct105"/>
            <table:dependence table:id="ct104"/>
            <table:dependence table:id="ct103"/>
          </table:dependencies>
        </table:insertion>
        <table:cell-content-change table:id="ct103">
          <table:cell-address table:column="0" table:row="18" table:table="0"/>
          <office:change-info>
            <dc:creator>Bob Jacobsen</dc:creator>
            <dc:date>2012-11-19T03:35:41</dc:date>
          </office:change-info>
          <table:previous>
            <table:change-track-table-cell/>
          </table:previous>
        </table:cell-content-change>
        <table:cell-content-change table:id="ct104">
          <table:cell-address table:column="1" table:row="18" table:table="0"/>
          <office:change-info>
            <dc:creator>Bob Jacobsen</dc:creator>
            <dc:date>2012-11-19T03:35:53</dc:date>
          </office:change-info>
          <table:previous>
            <table:change-track-table-cell/>
          </table:previous>
        </table:cell-content-change>
        <table:cell-content-change table:id="ct105">
          <table:cell-address table:column="2" table:row="18" table:table="0"/>
          <office:change-info>
            <dc:creator>Bob Jacobsen</dc:creator>
            <dc:date>2012-11-19T03:36:04</dc:date>
          </office:change-info>
          <table:previous>
            <table:change-track-table-cell/>
          </table:previous>
        </table:cell-content-change>
        <table:cell-content-change table:id="ct106">
          <table:cell-address table:column="3" table:row="18" table:table="0"/>
          <office:change-info>
            <dc:creator>Bob Jacobsen</dc:creator>
            <dc:date>2012-11-19T03:36:24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22" table:table="0"/>
          <office:change-info>
            <dc:creator>Bob Jacobsen</dc:creator>
            <dc:date>2012-11-19T03:36:32</dc:date>
          </office:change-info>
          <table:previous table:id="ct88">
            <table:change-track-table-cell office:value-type="string">
              <text:p>This node is an idle Train Proxy (not dedicated to any physical train)</text:p>
            </table:change-track-table-cell>
          </table:previous>
        </table:cell-content-change>
        <table:cell-content-change table:id="ct108">
          <table:cell-address table:column="3" table:row="23" table:table="0"/>
          <office:change-info>
            <dc:creator>Bob Jacobsen</dc:creator>
            <dc:date>2012-11-19T03:36:39</dc:date>
          </office:change-info>
          <table:previous table:id="ct89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cell-content-change table:id="ct109">
          <table:cell-address table:column="0" table:row="31" table:table="0"/>
          <office:change-info>
            <dc:creator>Bob Jacobsen</dc:creator>
            <dc:date>2012-11-19T16:54:40</dc:date>
          </office:change-info>
          <table:previous table:id="ct97">
            <table:change-track-table-cell office:value-type="string">
              <text:p>Events below here are well-knonw in the sense that they have a specific definition, but are note part of the well-known block that is handled automatically</text:p>
            </table:change-track-table-cell>
          </table:previous>
        </table:cell-content-change>
        <table:cell-content-change table:id="ct110">
          <table:cell-address table:column="3" table:row="26" table:table="0"/>
          <office:change-info>
            <dc:creator>Bob Jacobsen</dc:creator>
            <dc:date>2012-11-19T16:54:51</dc:date>
          </office:change-info>
          <table:previous table:id="ct101">
            <table:change-track-table-cell office:value-type="string">
              <text:p>Reserved for train control back-end protocols, e.g. to command stations from proxies</text:p>
            </table:change-track-table-cell>
          </table:previous>
        </table:cell-content-change>
        <table:cell-content-change table:id="ct111">
          <table:cell-address table:column="3" table:row="22" table:table="0"/>
          <office:change-info>
            <dc:creator>Bob Jacobsen</dc:creator>
            <dc:date>2012-11-19T16:54:58</dc:date>
          </office:change-info>
          <table:previous table:id="ct107">
            <table:change-track-table-cell office:value-type="string">
              <text:p>This node is an idle DCC-capable Train Proxy (not dedicated to any physical train)</text:p>
            </table:change-track-table-cell>
          </table:previous>
        </table:cell-content-change>
        <table:cell-content-change table:id="ct112">
          <table:cell-address table:column="0" table:row="31" table:table="0"/>
          <office:change-info>
            <dc:creator>Bob Jacobsen</dc:creator>
            <dc:date>2012-11-19T16:55:29</dc:date>
          </office:change-info>
          <table:previous table:id="ct109">
            <table:change-track-table-cell office:value-type="string">
              <text:p>Events below here are well-known in the sense that they have a specific definition, but are not part of the well-known block handled automatically</text:p>
            </table:change-track-table-cell>
          </table:previous>
        </table:cell-content-change>
        <table:movement table:id="ct113">
          <table:source-range-address table:start-column="0" table:start-row="30" table:start-table="0" table:end-column="1023" table:end-row="29" table:end-table="0"/>
          <table:target-range-address table:start-column="0" table:start-row="38" table:start-table="0" table:end-column="1023" table:end-row="38" table:end-table="0"/>
          <office:change-info>
            <dc:creator>Bob Jacobsen</dc:creator>
            <dc:date>2012-11-19T16:55:30</dc:date>
          </office:change-info>
          <table:dependencies>
            <table:dependence table:id="ct115"/>
            <table:dependence table:id="ct-17"/>
            <table:dependence table:id="ct-18"/>
          </table:dependencies>
        </table:movement>
        <table:deletion table:id="ct114" table:type="row" table:position="30" table:table="0" table:multi-deletion-spanned="3">
          <office:change-info>
            <dc:creator>Bob Jacobsen</dc:creator>
            <dc:date>2012-11-19T16:55:42</dc:date>
          </office:change-info>
        </table:deletion>
        <table:deletion table:id="ct115" table:type="row" table:position="30" table:table="0">
          <office:change-info>
            <dc:creator>Bob Jacobsen</dc:creator>
            <dc:date>2012-11-19T16:55:42</dc:date>
          </office:change-info>
          <table:deletions>
            <table:cell-content-deletion>
              <table:cell-address table:column="3" table:row="30" table:table="0"/>
              <table:change-track-table-cell office:value-type="string">
                <text:p>CBUS short-ID equivalent events</text:p>
              </table:change-track-table-cell>
            </table:cell-content-deletion>
            <table:cell-content-deletion>
              <table:cell-address table:column="2" table:row="30" table:table="0"/>
              <table:change-track-table-cell office:value-type="string">
                <text:p>(any)</text:p>
              </table:change-track-table-cell>
            </table:cell-content-deletion>
            <table:change-deletion table:id="ct114"/>
          </table:deletions>
          <table:cut-offs>
            <table:movement-cut-off table:id="ct113" table:start-position="1" table:end-position="0"/>
          </table:cut-offs>
        </table:deletion>
        <table:deletion table:id="ct116" table:type="row" table:position="30" table:table="0">
          <office:change-info>
            <dc:creator>Bob Jacobsen</dc:creator>
            <dc:date>2012-11-19T16:55:42</dc:date>
          </office:change-info>
          <table:deletions>
            <table:change-deletion table:id="ct115"/>
          </table:deletions>
          <table:cut-offs>
            <table:movement-cut-off table:id="ct113" table:start-position="1" table:end-position="0"/>
          </table:cut-offs>
        </table:deletion>
        <table:insertion table:id="ct117" table:type="row" table:position="37" table:table="0">
          <office:change-info>
            <dc:creator>Bob Jacobsen</dc:creator>
            <dc:date>2012-11-19T16:55:48</dc:date>
          </office:change-info>
        </table:insertion>
        <table:insertion table:id="ct118" table:type="row" table:position="39" table:table="0">
          <office:change-info>
            <dc:creator>Bob Jacobsen</dc:creator>
            <dc:date>2012-11-19T16:55:55</dc:date>
          </office:change-info>
        </table:insertion>
        <table:deletion table:id="ct119" table:type="row" table:position="42" table:table="0" table:multi-deletion-spanned="7">
          <office:change-info>
            <dc:creator>Bob Jacobsen</dc:creator>
            <dc:date>2012-11-19T16:56:03</dc:date>
          </office:change-info>
          <table:cut-offs>
            <table:movement-cut-off table:id="ct11" table:start-position="1" table:end-position="0"/>
          </table:cut-offs>
        </table:deletion>
        <table:deletion table:id="ct120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19"/>
          </table:deletions>
          <table:cut-offs>
            <table:movement-cut-off table:id="ct11" table:start-position="1" table:end-position="0"/>
          </table:cut-offs>
        </table:deletion>
        <table:deletion table:id="ct121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0"/>
          </table:deletions>
          <table:cut-offs>
            <table:movement-cut-off table:id="ct11" table:start-position="1" table:end-position="0"/>
          </table:cut-offs>
        </table:deletion>
        <table:deletion table:id="ct122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1"/>
          </table:deletions>
          <table:cut-offs>
            <table:movement-cut-off table:id="ct11" table:start-position="1" table:end-position="0"/>
          </table:cut-offs>
        </table:deletion>
        <table:deletion table:id="ct123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2"/>
          </table:deletions>
          <table:cut-offs>
            <table:movement-cut-off table:id="ct11" table:start-position="1" table:end-position="0"/>
          </table:cut-offs>
        </table:deletion>
        <table:deletion table:id="ct124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3"/>
          </table:deletions>
          <table:cut-offs>
            <table:movement-cut-off table:id="ct11" table:start-position="1" table:end-position="0"/>
          </table:cut-offs>
        </table:deletion>
        <table:deletion table:id="ct125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4"/>
          </table:deletions>
          <table:cut-offs>
            <table:movement-cut-off table:id="ct11" table:start-position="1" table:end-position="0"/>
          </table:cut-offs>
        </table:deletion>
        <table:cell-content-change table:id="ct126">
          <table:cell-address table:column="0" table:row="46" table:table="0"/>
          <office:change-info>
            <dc:creator>Bob Jacobsen</dc:creator>
            <dc:date>2012-11-19T16:57:28</dc:date>
          </office:change-info>
          <table:previous table:id="ct47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  </table:change-track-table-cell>
          </table:previous>
        </table:cell-content-change>
        <table:insertion table:id="ct127" table:type="row" table:position="43" table:table="0">
          <office:change-info>
            <dc:creator>Bob Jacobsen</dc:creator>
            <dc:date>2013-01-20T03:07:41</dc:date>
          </office:change-info>
          <table:dependencies>
            <table:dependence table:id="ct129"/>
            <table:dependence table:id="ct128"/>
          </table:dependencies>
        </table:insertion>
        <table:cell-content-change table:id="ct128">
          <table:cell-address table:column="0" table:row="43" table:table="0"/>
          <office:change-info>
            <dc:creator>Bob Jacobsen</dc:creator>
            <dc:date>2013-01-20T03:07:49</dc:date>
          </office:change-info>
          <table:previous>
            <table:change-track-table-cell/>
          </table:previous>
        </table:cell-content-change>
        <table:cell-content-change table:id="ct129">
          <table:cell-address table:column="0" table:row="43" table:table="0"/>
          <office:change-info>
            <dc:creator>Bob Jacobsen</dc:creator>
            <dc:date>2013-01-20T03:08:26</dc:date>
          </office:change-info>
          <table:previous table:id="ct128">
            <table:change-track-table-cell office:value-type="string">
  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130">
          <table:cell-address table:column="0" table:row="3" table:table="0"/>
          <office:change-info>
            <dc:creator>Bob Jacobsen</dc:creator>
            <dc:date>2013-01-20T03:08:55</dc:date>
          </office:change-info>
          <table:previous table:id="ct30">
            <table:change-track-table-cell office:value-type="string">
              <text:p><text:span text:style-name="T1">Well-known Event R</text:span><text:span text:style-name="T2">eserved UID</text:span><text:span text:style-name="T1">*</text:span></text:p>
            </table:change-track-table-cell>
          </table:previous>
        </table:cell-content-change>
        <table:cell-content-change table:id="ct131">
          <table:cell-address table:column="0" table:row="5" table:table="0"/>
          <office:change-info>
            <dc:creator>Bob Jacobsen</dc:creator>
            <dc:date>2013-01-20T03:09:04</dc:date>
          </office:change-info>
          <table:previous table:id="ct31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2">
          <table:cell-address table:column="0" table:row="7" table:table="0"/>
          <office:change-info>
            <dc:creator>Bob Jacobsen</dc:creator>
            <dc:date>2013-01-20T03:09:06</dc:date>
          </office:change-info>
          <table:previous table:id="ct32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3">
          <table:cell-address table:column="1" table:row="7" table:table="0"/>
          <office:change-info>
            <dc:creator>Bob Jacobsen</dc:creator>
            <dc:date>2013-01-20T03:09:15</dc:date>
          </office:change-info>
          <table:previous table:id="ct43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4">
          <table:cell-address table:column="1" table:row="5" table:table="0"/>
          <office:change-info>
            <dc:creator>Bob Jacobsen</dc:creator>
            <dc:date>2013-01-20T03:09:22</dc:date>
          </office:change-info>
          <table:previous table:id="ct42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5">
          <table:cell-address table:column="1" table:row="3" table:table="0"/>
          <office:change-info>
            <dc:creator>Bob Jacobsen</dc:creator>
            <dc:date>2013-01-20T03:09:22</dc:date>
          </office:change-info>
          <table:previous table:id="ct41">
            <table:change-track-table-cell office:value-type="string">
              <text:p>01.01.00.00.00.00</text:p>
            </table:change-track-table-cell>
          </table:previous>
        </table:cell-content-change>
        <table:insertion table:id="ct136" table:type="row" table:position="11" table:table="0">
          <office:change-info>
            <dc:creator>Bob Jacobsen</dc:creator>
            <dc:date>2013-02-01T13:09:24</dc:date>
          </office:change-info>
          <table:dependencies>
            <table:dependence table:id="ct154"/>
            <table:dependence table:id="ct150"/>
            <table:dependence table:id="ct146"/>
            <table:dependence table:id="ct141"/>
          </table:dependencies>
        </table:insertion>
        <table:insertion table:id="ct137" table:type="row" table:position="10" table:table="0">
          <office:change-info>
            <dc:creator>Bob Jacobsen</dc:creator>
            <dc:date>2013-02-01T13:09:27</dc:date>
          </office:change-info>
          <table:dependencies>
            <table:dependence table:id="ct153"/>
            <table:dependence table:id="ct149"/>
            <table:dependence table:id="ct145"/>
            <table:dependence table:id="ct140"/>
          </table:dependencies>
        </table:insertion>
        <table:insertion table:id="ct138" table:type="row" table:position="8" table:count="2" table:table="0">
          <office:change-info>
            <dc:creator>Bob Jacobsen</dc:creator>
            <dc:date>2013-02-01T13:09:33</dc:date>
          </office:change-info>
          <table:dependencies>
            <table:dependence table:id="ct157"/>
            <table:dependence table:id="ct156"/>
            <table:dependence table:id="ct152"/>
            <table:dependence table:id="ct148"/>
            <table:dependence table:id="ct144"/>
            <table:dependence table:id="ct139"/>
          </table:dependencies>
        </table:insertion>
        <table:cell-content-change table:id="ct139">
          <table:cell-address table:column="0" table:row="9" table:table="0"/>
          <office:change-info>
            <dc:creator>Bob Jacobsen</dc:creator>
            <dc:date>2013-02-01T13:09:39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10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1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insertion table:id="ct142" table:type="row" table:position="12" table:table="0">
          <office:change-info>
            <dc:creator>Bob Jacobsen</dc:creator>
            <dc:date>2013-02-01T13:09:45</dc:date>
          </office:change-info>
          <table:dependencies>
            <table:dependence table:id="ct155"/>
            <table:dependence table:id="ct151"/>
            <table:dependence table:id="ct147"/>
            <table:dependence table:id="ct143"/>
          </table:dependencies>
        </table:insertion>
        <table:cell-content-change table:id="ct143">
          <table:cell-address table:column="0" table:row="12" table:table="0"/>
          <office:change-info>
            <dc:creator>Bob Jacobsen</dc:creator>
            <dc:date>2013-02-01T13:09:51</dc:date>
          </office:change-info>
          <table:previous>
            <table:change-track-table-cell/>
          </table:previous>
        </table:cell-content-change>
        <table:cell-content-change table:id="ct144">
          <table:cell-address table:column="1" table:row="9" table:table="0"/>
          <office:change-info>
            <dc:creator>Bob Jacobsen</dc:creator>
            <dc:date>2013-02-01T13:09:55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10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11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12" table:table="0"/>
          <office:change-info>
            <dc:creator>Bob Jacobsen</dc:creator>
            <dc:date>2013-02-01T13:09:57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9" table:table="0"/>
          <office:change-info>
            <dc:creator>Bob Jacobsen</dc:creator>
            <dc:date>2013-02-01T13:10:04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" table:table="0"/>
          <office:change-info>
            <dc:creator>Bob Jacobsen</dc:creator>
            <dc:date>2013-02-01T13:10:06</dc:date>
          </office:change-info>
          <table:previous>
            <table:change-track-table-cell/>
          </table:previous>
        </table:cell-content-change>
        <table:cell-content-change table:id="ct150">
          <table:cell-address table:column="2" table:row="11" table:table="0"/>
          <office:change-info>
            <dc:creator>Bob Jacobsen</dc:creator>
            <dc:date>2013-02-01T13:10:11</dc:date>
          </office:change-info>
          <table:previous>
            <table:change-track-table-cell/>
          </table:previous>
        </table:cell-content-change>
        <table:cell-content-change table:id="ct151">
          <table:cell-address table:column="2" table:row="12" table:table="0"/>
          <office:change-info>
            <dc:creator>Bob Jacobsen</dc:creator>
            <dc:date>2013-02-01T13:10:13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9" table:table="0"/>
          <office:change-info>
            <dc:creator>Bob Jacobsen</dc:creator>
            <dc:date>2013-02-01T13:10:18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10" table:table="0"/>
          <office:change-info>
            <dc:creator>Bob Jacobsen</dc:creator>
            <dc:date>2013-02-01T13:10:26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11" table:table="0"/>
          <office:change-info>
            <dc:creator>Bob Jacobsen</dc:creator>
            <dc:date>2013-02-01T13:10:30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12" table:table="0"/>
          <office:change-info>
            <dc:creator>Bob Jacobsen</dc:creator>
            <dc:date>2013-02-01T13:10:34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9" table:table="0"/>
          <office:change-info>
            <dc:creator>Bob Jacobsen</dc:creator>
            <dc:date>2013-02-01T13:11:00</dc:date>
          </office:change-info>
          <table:previous table:id="ct152">
            <table:change-track-table-cell office:value-type="string">
              <text:p>Link error 1</text:p>
            </table:change-track-table-cell>
          </table:previous>
        </table:cell-content-change>
        <table:cell-content-change table:id="ct157">
          <table:cell-address table:column="3" table:row="9" table:table="0"/>
          <office:change-info>
            <dc:creator>Bob Jacobsen</dc:creator>
            <dc:date>2013-02-01T13:11:18</dc:date>
          </office:change-info>
          <table:previous table:id="ct156">
            <table:change-track-table-cell office:value-type="string">
              <text:p>Link error code 1 – the specific meaning is link wire protocol specific</text:p>
            </table:change-track-table-cell>
          </table:previous>
        </table:cell-content-change>
        <table:insertion table:id="ct158" table:type="row" table:position="14" table:table="0">
          <office:change-info>
            <dc:creator>Bob Jacobsen</dc:creator>
            <dc:date>2013-02-01T13:11:26</dc:date>
          </office:change-info>
        </table:insertion>
        <table:insertion table:id="ct159" table:type="row" table:position="13" table:table="0">
          <office:change-info>
            <dc:creator>Bob Jacobsen</dc:creator>
            <dc:date>2013-02-01T13:11:28</dc:date>
          </office:change-info>
        </table:insertion>
        <table:insertion table:id="ct160" table:type="row" table:position="28" table:table="0">
          <office:change-info>
            <dc:creator>Bob Jacobsen</dc:creator>
            <dc:date>2013-04-07T05:51:25</dc:date>
          </office:change-info>
          <table:dependencies>
            <table:dependence table:id="ct165"/>
            <table:dependence table:id="ct164"/>
            <table:dependence table:id="ct163"/>
            <table:dependence table:id="ct162"/>
          </table:dependencies>
        </table:insertion>
        <table:insertion table:id="ct161" table:type="row" table:position="27" table:table="0">
          <office:change-info>
            <dc:creator>Bob Jacobsen</dc:creator>
            <dc:date>2013-04-07T05:51:26</dc:date>
          </office:change-info>
        </table:insertion>
        <table:cell-content-change table:id="ct162">
          <table:cell-address table:column="0" table:row="28" table:table="0"/>
          <office:change-info>
            <dc:creator>Bob Jacobsen</dc:creator>
            <dc:date>2013-04-07T05:51:32</dc:date>
          </office:change-info>
          <table:previous>
            <table:change-track-table-cell/>
          </table:previous>
        </table:cell-content-change>
        <table:cell-content-change table:id="ct163">
          <table:cell-address table:column="1" table:row="28" table:table="0"/>
          <office:change-info>
            <dc:creator>Bob Jacobsen</dc:creator>
            <dc:date>2013-04-07T05:51:3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28" table:table="0"/>
          <office:change-info>
            <dc:creator>Bob Jacobsen</dc:creator>
            <dc:date>2013-04-07T05:51:43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28" table:table="0"/>
          <office:change-info>
            <dc:creator>Bob Jacobsen</dc:creator>
            <dc:date>2013-04-07T05:52:04</dc:date>
          </office:change-info>
          <table:previous>
            <table:change-track-table-cell/>
          </table:previous>
        </table:cell-content-change>
        <table:insertion table:id="ct166" table:type="row" table:position="36" table:table="0">
          <office:change-info>
            <dc:creator>Bob Jacobsen</dc:creator>
            <dc:date>2013-04-07T05:53:31</dc:date>
          </office:change-info>
          <table:dependencies>
            <table:dependence table:id="ct184"/>
            <table:dependence table:id="ct172"/>
            <table:dependence table:id="ct171"/>
            <table:dependence table:id="ct170"/>
            <table:dependence table:id="ct169"/>
            <table:dependence table:id="ct168"/>
          </table:dependencies>
        </table:insertion>
        <table:insertion table:id="ct167" table:type="row" table:position="32" table:table="0">
          <office:change-info>
            <dc:creator>Bob Jacobsen</dc:creator>
            <dc:date>2013-04-07T05:53:34</dc:date>
          </office:change-info>
        </table:insertion>
        <table:cell-content-change table:id="ct168">
          <table:cell-address table:column="1" table:row="36" table:table="0"/>
          <office:change-info>
            <dc:creator>Bob Jacobsen</dc:creator>
            <dc:date>2013-04-07T05:53:40</dc:date>
          </office:change-info>
          <table:previous>
            <table:change-track-table-cell/>
          </table:previous>
        </table:cell-content-change>
        <table:cell-content-change table:id="ct169">
          <table:cell-address table:column="0" table:row="36" table:table="0"/>
          <office:change-info>
            <dc:creator>Bob Jacobsen</dc:creator>
            <dc:date>2013-04-07T05:53:58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6" table:table="0"/>
          <office:change-info>
            <dc:creator>Bob Jacobsen</dc:creator>
            <dc:date>2013-04-07T05:54:01</dc:date>
          </office:change-info>
          <table:previous>
            <table:change-track-table-cell/>
          </table:previous>
        </table:cell-content-change>
        <table:cell-content-change table:id="ct171">
          <table:cell-address table:column="2" table:row="36" table:table="0"/>
          <office:change-info>
            <dc:creator>Bob Jacobsen</dc:creator>
            <dc:date>2013-04-07T05:54:05</dc:date>
          </office:change-info>
          <table:previous table:id="ct170">
            <table:change-track-table-cell office:value-type="string">
              <text:p>any</text:p>
            </table:change-track-table-cell>
          </table:previous>
        </table:cell-content-change>
        <table:cell-content-change table:id="ct172">
          <table:cell-address table:column="1" table:row="36" table:table="0"/>
          <office:change-info>
            <dc:creator>Bob Jacobsen</dc:creator>
            <dc:date>2013-04-07T05:54:18</dc:date>
          </office:change-info>
          <table:previous table:id="ct168">
            <table:change-track-table-cell office:value-type="string">
              <text:p>01.01.00.00.00.00</text:p>
            </table:change-track-table-cell>
          </table:previous>
        </table:cell-content-change>
        <table:insertion table:id="ct173" table:type="row" table:position="35" table:table="0">
          <office:change-info>
            <dc:creator>Bob Jacobsen</dc:creator>
            <dc:date>2013-04-07T05:54:49</dc:date>
          </office:change-info>
          <table:dependencies>
            <table:dependence table:id="ct187"/>
            <table:dependence table:id="ct183"/>
            <table:dependence table:id="ct181"/>
            <table:dependence table:id="ct178"/>
          </table:dependencies>
        </table:insertion>
        <table:insertion table:id="ct174" table:type="row" table:position="34" table:table="0">
          <office:change-info>
            <dc:creator>Bob Jacobsen</dc:creator>
            <dc:date>2013-04-07T05:54:51</dc:date>
          </office:change-info>
          <table:dependencies>
            <table:dependence table:id="ct186"/>
            <table:dependence table:id="ct182"/>
            <table:dependence table:id="ct180"/>
            <table:dependence table:id="ct177"/>
          </table:dependencies>
        </table:insertion>
        <table:insertion table:id="ct175" table:type="row" table:position="33" table:table="0">
          <office:change-info>
            <dc:creator>Bob Jacobsen</dc:creator>
            <dc:date>2013-04-07T05:54:55</dc:date>
          </office:change-info>
          <table:dependencies>
            <table:dependence table:id="ct188"/>
            <table:dependence table:id="ct185"/>
            <table:dependence table:id="ct179"/>
            <table:dependence table:id="ct176"/>
          </table:dependencies>
        </table:insertion>
        <table:cell-content-change table:id="ct176">
          <table:cell-address table:column="0" table:row="33" table:table="0"/>
          <office:change-info>
            <dc:creator>Bob Jacobsen</dc:creator>
            <dc:date>2013-04-07T05:55:00</dc:date>
          </office:change-info>
          <table:previous>
            <table:change-track-table-cell/>
          </table:previous>
        </table:cell-content-change>
        <table:cell-content-change table:id="ct177">
          <table:cell-address table:column="0" table:row="34" table:table="0"/>
          <office:change-info>
            <dc:creator>Bob Jacobsen</dc:creator>
            <dc:date>2013-04-07T05:55:01</dc:date>
          </office:change-info>
          <table:previous>
            <table:change-track-table-cell/>
          </table:previous>
        </table:cell-content-change>
        <table:cell-content-change table:id="ct178">
          <table:cell-address table:column="0" table:row="35" table:table="0"/>
          <office:change-info>
            <dc:creator>Bob Jacobsen</dc:creator>
            <dc:date>2013-04-07T05:55:02</dc:date>
          </office:change-info>
          <table:previous>
            <table:change-track-table-cell/>
          </table:previous>
        </table:cell-content-change>
        <table:cell-content-change table:id="ct179">
          <table:cell-address table:column="1" table:row="33" table:table="0"/>
          <office:change-info>
            <dc:creator>Bob Jacobsen</dc:creator>
            <dc:date>2013-04-07T05:55:05</dc:date>
          </office:change-info>
          <table:previous>
            <table:change-track-table-cell/>
          </table:previous>
        </table:cell-content-change>
        <table:cell-content-change table:id="ct180">
          <table:cell-address table:column="1" table:row="34" table:table="0"/>
          <office:change-info>
            <dc:creator>Bob Jacobsen</dc:creator>
            <dc:date>2013-04-07T05:55:05</dc:date>
          </office:change-info>
          <table:previous>
            <table:change-track-table-cell/>
          </table:previous>
        </table:cell-content-change>
        <table:cell-content-change table:id="ct181">
          <table:cell-address table:column="1" table:row="35" table:table="0"/>
          <office:change-info>
            <dc:creator>Bob Jacobsen</dc:creator>
            <dc:date>2013-04-07T05:55:06</dc:date>
          </office:change-info>
          <table:previous>
            <table:change-track-table-cell/>
          </table:previous>
        </table:cell-content-change>
        <table:cell-content-change table:id="ct182">
          <table:cell-address table:column="1" table:row="34" table:table="0"/>
          <office:change-info>
            <dc:creator>Bob Jacobsen</dc:creator>
            <dc:date>2013-04-07T05:55:19</dc:date>
          </office:change-info>
          <table:previous table:id="ct180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3">
          <table:cell-address table:column="1" table:row="35" table:table="0"/>
          <office:change-info>
            <dc:creator>Bob Jacobsen</dc:creator>
            <dc:date>2013-04-07T05:55:24</dc:date>
          </office:change-info>
          <table:previous table:id="ct181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4">
          <table:cell-address table:column="1" table:row="36" table:table="0"/>
          <office:change-info>
            <dc:creator>Bob Jacobsen</dc:creator>
            <dc:date>2013-04-07T05:55:34</dc:date>
          </office:change-info>
          <table:previous table:id="ct172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5">
          <table:cell-address table:column="2" table:row="33" table:table="0"/>
          <office:change-info>
            <dc:creator>Bob Jacobsen</dc:creator>
            <dc:date>2013-04-07T05:55:35</dc:date>
          </office:change-info>
          <table:previous>
            <table:change-track-table-cell/>
          </table:previous>
        </table:cell-content-change>
        <table:cell-content-change table:id="ct186">
          <table:cell-address table:column="2" table:row="34" table:table="0"/>
          <office:change-info>
            <dc:creator>Bob Jacobsen</dc:creator>
            <dc:date>2013-04-07T05:55:36</dc:date>
          </office:change-info>
          <table:previous>
            <table:change-track-table-cell/>
          </table:previous>
        </table:cell-content-change>
        <table:cell-content-change table:id="ct187">
          <table:cell-address table:column="2" table:row="35" table:table="0"/>
          <office:change-info>
            <dc:creator>Bob Jacobsen</dc:creator>
            <dc:date>2013-04-07T05:55:36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3" table:table="0"/>
          <office:change-info>
            <dc:creator>Bob Jacobsen</dc:creator>
            <dc:date>2013-04-07T05:55:48</dc:date>
          </office:change-info>
          <table:previous>
            <table:change-track-table-cell/>
          </table:previous>
        </table:cell-content-change>
      </table:tracked-changes>
      <table:table table:name="EventID definitions" table:style-name="ta1" table:print="false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1</text:p>
          </table:table-cell>
          <table:table-cell office:value-type="string">
            <text:p>Link error code 1 – the specific meaning is link wire protocol-specifi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2</text:p>
          </table:table-cell>
          <table:table-cell office:value-type="string">
            <text:p>Link error code 2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3</text:p>
          </table:table-cell>
          <table:table-cell office:value-type="string">
            <text:p>Link error code 3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4</text:p>
          </table:table-cell>
          <table:table-cell office:value-type="string">
            <text:p>Link error code 4</text:p>
          </table:table-cell>
          <table:table-cell table:number-columns-repeated="1020"/>
        </table:table-row>
        <table:table-row table:style-name="ro1" table:number-rows-repeated="2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**</text:p>
          </table:table-cell>
          <table:table-cell table:style-name="ce8" office:value-type="string">
            <text:p>Reserved for train control protocol well-known eve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 (or Train Prox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4</text:p>
          </table:table-cell>
          <table:table-cell office:value-type="string">
            <text:p>This node is an idle DCC-capable Train Proxy (not dedicated to a train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5</text:p>
          </table:table-cell>
          <table:table-cell office:value-type="string">
            <text:p>This node is an in-use DCC-capable Train Proxy (dedicated to a train)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01</text:p>
          </table:table-cell>
          <table:table-cell table:style-name="ce8" office:value-type="string">
            <text:p>This node is a DCC Command St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**</text:p>
          </table:table-cell>
          <table:table-cell office:value-type="string">
            <text:p>Reserved for train control back-end protocols, e.g. to command stations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501</text:p>
          </table:table-cell>
          <table:table-cell office:value-type="string">
            <text:p>Delivers Clock Protocol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Events below here are well-known in the sense that they have a specific definition, but aren't part of the well-known block handled automatically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0</text:p>
          </table:table-cell>
          <table:table-cell table:style-name="ce6" office:value-type="string">
            <text:p>(any)</text:p>
          </table:table-cell>
          <table:table-cell office:value-type="string">
            <text:p>See Time Broadcast Protocol</text:p>
          </table:table-cell>
          <table:table-cell table:number-columns-repeated="1020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1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2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3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office:value-type="string">
            <text:p>DCC Node ID</text:p>
          </table:table-cell>
          <table:table-cell office:value-type="string">
            <text:p>06.01.00.00.*.*</text:p>
          </table:table-cell>
          <table:table-cell table:style-name="ce6" office:value-type="string">
            <text:p>0x0303</text:p>
          </table:table-cell>
          <table:table-cell office:value-type="string">
            <text:p>Train Proxy (DCC) identifies the DCC (NMRA) address in use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Automatically-Routed</text:span><text:span text:style-name="T2"> Event Reserved UID*</text:span><text:span text:style-name="T1">” refers to a unique ID assigned for global fixed events, 01.01.00.00.00.00</text:span></text:p>
          </table:table-cell>
          <table:table-cell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CBUS </text:span><text:span text:style-name="T2">Mapped Event reserved UID</text:span><text:span text:style-name="T1">” refers to an assigned UID range for CBUS-style “short events”, </text:span><text:span text:style-name="T2">01.01.01.00, </text:span><text:span text:style-name="T1">see UID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4/06/2013</text:date>, <text:time>21:5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3-04-06T21:55:49</dc:date>
    <dc:creator>Bob Jacobsen</dc:creator>
    <meta:editing-duration>PT12H52M43S</meta:editing-duration>
    <meta:editing-cycles>43</meta:editing-cycles>
    <meta:generator>OpenOffice.org/3.4.1$Unix OpenOffice.org_project/341m1$Build-9593</meta:generator>
    <meta:printed-by>Bob Jacobsen</meta:printed-by>
    <meta:print-date>2010-07-11T14:13:17</meta:print-date>
    <meta:document-statistic meta:table-count="3" meta:cell-count="97" meta:object-count="0"/>
  </office:meta>
</office:document-meta>
</file>